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7.274cm"/>
    </style:style>
    <style:style style:name="co4" style:family="table-column">
      <style:table-column-properties fo:break-before="auto" style:column-width="19.346cm"/>
    </style:style>
    <style:style style:name="co5" style:family="table-column">
      <style:table-column-properties fo:break-before="auto" style:column-width="7.719cm"/>
    </style:style>
    <style:style style:name="co6" style:family="table-column">
      <style:table-column-properties fo:break-before="auto" style:column-width="11.714cm"/>
    </style:style>
    <style:style style:name="co7" style:family="table-column">
      <style:table-column-properties fo:break-before="auto" style:column-width="11.99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735cm"/>
    </style:style>
    <style:style style:name="co10" style:family="table-column">
      <style:table-column-properties fo:break-before="auto" style:column-width="11.624cm"/>
    </style:style>
    <style:style style:name="co11" style:family="table-column">
      <style:table-column-properties fo:break-before="auto" style:column-width="8.184cm"/>
    </style:style>
    <style:style style:name="co12" style:family="table-column">
      <style:table-column-properties fo:break-before="auto" style:column-width="9.941cm"/>
    </style:style>
    <style:style style:name="co13" style:family="table-column">
      <style:table-column-properties fo:break-before="auto" style:column-width="9.326cm"/>
    </style:style>
    <style:style style:name="co14" style:family="table-column">
      <style:table-column-properties fo:break-before="auto" style:column-width="4.2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C ID</text:p>
          </table:table-cell>
          <table:table-cell office:value-type="string">
            <text:p>Module</text:p>
          </table:table-cell>
          <table:table-cell office:value-type="string">
            <text:p>Scenario</text:p>
          </table:table-cell>
          <table:table-cell office:value-type="string">
            <text:p>Test Steps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TC – 001</text:p>
          </table:table-cell>
          <table:table-cell office:value-type="string">
            <text:p>M1</text:p>
          </table:table-cell>
          <table:table-cell table:style-name="ce2" office:value-type="string">
            <text:p>Login mixed-case email</text:p>
          </table:table-cell>
          <table:table-cell table:style-name="ce5" office:value-type="string">
            <text:p>1.Go to login 2.Enter email 3.Enter Password 4. Click Sign in</text:p>
          </table:table-cell>
          <table:table-cell office:value-type="string">
            <text:p>NEHA001shrivastav@gmail.<text:a xlink:href="mailto:com/@hena2001">com/@hena2001</text:a></text:p>
          </table:table-cell>
          <table:table-cell office:value-type="string">
            <text:p>Login does not succeeds; error message is pop up</text:p>
          </table:table-cell>
          <table:table-cell office:value-type="string">
            <text:p>The meassage is popped up that invalid email or password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 – 002</text:p>
          </table:table-cell>
          <table:table-cell office:value-type="string">
            <text:p>M1</text:p>
          </table:table-cell>
          <table:table-cell office:value-type="string">
            <text:p>Login mixed-case password</text:p>
          </table:table-cell>
          <table:table-cell office:value-type="string">
            <text:p>1.Go to login 2.Enter email 3.Enter Password 4. Click Sign in</text:p>
          </table:table-cell>
          <table:table-cell office:value-type="string">
            <text:p>NEHA001shrivastav@gmail.<text:a xlink:href="mailto:com/@HENA2001">com/@HENA2001</text:a></text:p>
          </table:table-cell>
          <table:table-cell office:value-type="string">
            <text:p>Login does not succeeds; error message is pop up</text:p>
          </table:table-cell>
          <table:table-cell office:value-type="string">
            <text:p>The meassage is popped up that invalid email or passwor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03</text:p>
          </table:table-cell>
          <table:table-cell office:value-type="string">
            <text:p>M1</text:p>
          </table:table-cell>
          <table:table-cell office:value-type="string">
            <text:p>Incorrect Password</text:p>
          </table:table-cell>
          <table:table-cell office:value-type="string">
            <text:p>1.Go to login 2.Enter email 3.Enter Password 4. Click Sign in</text:p>
          </table:table-cell>
          <table:table-cell office:value-type="string">
            <text:p>NEHA001shrivastav@gmail.com/@hen001</text:p>
          </table:table-cell>
          <table:table-cell office:value-type="string">
            <text:p>Login does not succeeds; error message is pop up</text:p>
          </table:table-cell>
          <table:table-cell office:value-type="string">
            <text:p>The meassage is popped up that invalid email or passwor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04</text:p>
          </table:table-cell>
          <table:table-cell office:value-type="string">
            <text:p>M1</text:p>
          </table:table-cell>
          <table:table-cell office:value-type="string">
            <text:p>Incorrect Email</text:p>
          </table:table-cell>
          <table:table-cell office:value-type="string">
            <text:p>1.Go to login 2.Enter email 3.Enter Password 4. Click Sign in</text:p>
          </table:table-cell>
          <table:table-cell office:value-type="string">
            <text:p>NEHA001shrivastav@gmail.com/@hena2001</text:p>
          </table:table-cell>
          <table:table-cell office:value-type="string">
            <text:p>Login does not succeeds; error message is pop up</text:p>
          </table:table-cell>
          <table:table-cell office:value-type="string">
            <text:p>The meassage is popped up that invalid email or passwor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05</text:p>
          </table:table-cell>
          <table:table-cell office:value-type="string">
            <text:p>M1</text:p>
          </table:table-cell>
          <table:table-cell table:style-name="ce2" office:value-type="string">
            <text:p>Empty fields login </text:p>
          </table:table-cell>
          <table:table-cell office:value-type="string">
            <text:p>1. Go to login 2. Leave fields blank 3. Click Sign In</text:p>
          </table:table-cell>
          <table:table-cell office:value-type="string">
            <text:p>N/A</text:p>
          </table:table-cell>
          <table:table-cell office:value-type="string">
            <text:p>When click on register , the process does not takes place</text:p>
          </table:table-cell>
          <table:table-cell office:value-type="string">
            <text:p>Messages in red box appear, that are left empty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06</text:p>
          </table:table-cell>
          <table:table-cell office:value-type="string">
            <text:p>M1</text:p>
          </table:table-cell>
          <table:table-cell office:value-type="string">
            <text:p>Incorrect month is entered in the DOB </text:p>
          </table:table-cell>
          <table:table-cell office:value-type="string">
            <text:p>1. Go to login 2. Write wrong month in DOB column 3. Click Sign In</text:p>
          </table:table-cell>
          <table:table-cell office:value-type="string">
            <text:p>N/A</text:p>
          </table:table-cell>
          <table:table-cell office:value-type="string">
            <text:p>When click on register , the process does not takes place</text:p>
          </table:table-cell>
          <table:table-cell office:value-type="string">
            <text:p>Messages in red box appear, that wrong DOB is add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07</text:p>
          </table:table-cell>
          <table:table-cell office:value-type="string">
            <text:p>M1</text:p>
          </table:table-cell>
          <table:table-cell table:style-name="ce2" office:value-type="string">
            <text:p>Register duplicate email </text:p>
          </table:table-cell>
          <table:table-cell office:value-type="string">
            <text:p>1.Go to login 2.Enter email 3.Enter Password 4. Click Sign in</text:p>
          </table:table-cell>
          <table:table-cell office:value-type="string">
            <text:p>NEHA001shrivastav@gmail.com/@HENA2001</text:p>
          </table:table-cell>
          <table:table-cell office:value-type="string">
            <text:p>When click on register , the process does not takes place</text:p>
          </table:table-cell>
          <table:table-cell office:value-type="string">
            <text:p>When click on register , the process does takes place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08</text:p>
          </table:table-cell>
          <table:table-cell office:value-type="string">
            <text:p>M1</text:p>
          </table:table-cell>
          <table:table-cell office:value-type="string">
            <text:p>Register the more than 70 charater address</text:p>
          </table:table-cell>
          <table:table-cell office:value-type="string">
            <text:p>1. Go to login 2. Enter the address more 70 charater 3. Click Sign In</text:p>
          </table:table-cell>
          <table:table-cell office:value-type="string">
            <text:p>N/A</text:p>
          </table:table-cell>
          <table:table-cell office:value-type="string">
            <text:p>When click on register , the process does not takes place</text:p>
          </table:table-cell>
          <table:table-cell office:value-type="string">
            <text:p>Messages in red box appear, that address is more than 70 charater long 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 – 009</text:p>
          </table:table-cell>
          <table:table-cell office:value-type="string">
            <text:p>M1</text:p>
          </table:table-cell>
          <table:table-cell office:value-type="string">
            <text:p>Register duplicate email but different password</text:p>
          </table:table-cell>
          <table:table-cell office:value-type="string">
            <text:p>1.Go to login 2.Enter email 3.Enter Password 4. Click Sign in</text:p>
          </table:table-cell>
          <table:table-cell office:value-type="string">
            <text:p>neha001shrivastav@gmail.<text:a xlink:href="mailto:com/@HENA001">com/@HENA001</text:a></text:p>
          </table:table-cell>
          <table:table-cell office:value-type="string">
            <text:p>When click on register , the process does not takes place</text:p>
          </table:table-cell>
          <table:table-cell office:value-type="string">
            <text:p>When click on register , the process does <text:s/>not takes place</text:p>
          </table:table-cell>
          <table:table-cell office:value-type="string">
            <text:p>Pass</text:p>
          </table:table-cell>
        </table:table-row>
        <table:table-row table:style-name="ro3">
          <table:table-cell office:value-type="string">
            <text:p>TC – 010</text:p>
          </table:table-cell>
          <table:table-cell office:value-type="string">
            <text:p>M1</text:p>
          </table:table-cell>
          <table:table-cell table:style-name="ce2" office:value-type="string">
            <text:p>Max length email registration </text:p>
          </table:table-cell>
          <table:table-cell table:style-name="ce2" office:value-type="string">
            <text:p>1. Go /registe r2. Enter long email 3. Valid password4. Submit</text:p>
          </table:table-cell>
          <table:table-cell table:style-name="ce2" office:value-type="string">
            <text:p>100charslongemail@domain超長.com / pass123 </text:p>
          </table:table-cell>
          <table:table-cell table:number-columns-repeated="2" table:style-name="ce2" office:value-type="string">
            <text:p>Accepts valid long email; account created 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11</text:p>
          </table:table-cell>
          <table:table-cell office:value-type="string">
            <text:p>M1</text:p>
          </table:table-cell>
          <table:table-cell table:style-name="ce2" office:value-type="string">
            <text:p>Invalid email format login</text:p>
          </table:table-cell>
          <table:table-cell office:value-type="string">
            <text:p>1. Go /registe r2. Enter long email 3. Valid name/password4. Submit</text:p>
          </table:table-cell>
          <table:table-cell table:style-name="ce2" office:value-type="string">
            <text:p>invalid-email / welcome01 </text:p>
          </table:table-cell>
          <table:table-cell office:value-type="string">
            <text:p>Error message popped up, resgistation does not takes place</text:p>
          </table:table-cell>
          <table:table-cell office:value-type="string">
            <text:p>Messages in red box appear, Resigtation does not take place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 – 012</text:p>
          </table:table-cell>
          <table:table-cell office:value-type="string">
            <text:p>M1</text:p>
          </table:table-cell>
          <table:table-cell office:value-type="string">
            <text:p>Max length Password registration </text:p>
          </table:table-cell>
          <table:table-cell table:style-name="ce2" office:value-type="string">
            <text:p>1. Go /registe r2. Enter <text:s/>email 3. long password 4. Submit</text:p>
          </table:table-cell>
          <table:table-cell office:value-type="string">
            <text:p>neha001shrivastav@gmail.<text:a xlink:href="mailto:com/@Hjj">com/@Hjj</text:a></text:p>
          </table:table-cell>
          <table:table-cell office:value-type="string">
            <text:p>Error message popped up, resgistation does not takes place</text:p>
          </table:table-cell>
          <table:table-cell office:value-type="string">
            <text:p>Messages in red box appear, Resigtation does not take place</text:p>
          </table:table-cell>
          <table:table-cell office:value-type="string">
            <text:p>Pass</text:p>
          </table:table-cell>
        </table:table-row>
        <table:table-row table:style-name="ro4">
          <table:table-cell office:value-type="string">
            <text:p>TC – 013</text:p>
          </table:table-cell>
          <table:table-cell office:value-type="string">
            <text:p>M1</text:p>
          </table:table-cell>
          <table:table-cell table:style-name="ce2" office:value-type="string">
            <text:p>Special chars password login </text:p>
          </table:table-cell>
          <table:table-cell table:style-name="ce2" office:value-type="string">
            <text:p>1. Go /login 2. Valid email 3. Password 4. Click Sign In</text:p>
          </table:table-cell>
          <table:table-cell table:style-name="ce2" office:value-type="string">
            <text:p><text:a xlink:href="mailto:customer@practicesoftwaretesting.com">customer@practicesoftwaretesting.com</text:a> / Welc@me#01! </text:p>
          </table:table-cell>
          <table:table-cell table:style-name="ce2" office:value-type="string">
            <text:p>Login succeeds </text:p>
          </table:table-cell>
          <table:table-cell table:style-name="ce2" office:value-type="string">
            <text:p>Login succeeds (allows special chars) 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 – 014</text:p>
          </table:table-cell>
          <table:table-cell office:value-type="string">
            <text:p>M1</text:p>
          </table:table-cell>
          <table:table-cell office:value-type="string">
            <text:p>Forgot Password Making</text:p>
          </table:table-cell>
          <table:table-cell table:style-name="ce2" office:value-type="string">
            <text:p>1. Go /login 2. Valid email 3. Password <text:s/>4. Click Sign In</text:p>
          </table:table-cell>
          <table:table-cell office:value-type="string">
            <text:p>neha001shrivastav@gmail.<text:a xlink:href="mailto:com/@hena2001">com/@hena2001</text:a></text:p>
          </table:table-cell>
          <table:table-cell office:value-type="string">
            <text:p>on clicking the forget password option, we can make the new password</text:p>
          </table:table-cell>
          <table:table-cell office:value-type="string">
            <text:p>no option availabe to make new password</text:p>
          </table:table-cell>
          <table:table-cell office:value-type="string">
            <text:p>Fail</text:p>
          </table:table-cell>
        </table:table-row>
        <table:table-row table:style-name="ro4">
          <table:table-cell office:value-type="string">
            <text:p>TC – 015</text:p>
          </table:table-cell>
          <table:table-cell office:value-type="string">
            <text:p>M1</text:p>
          </table:table-cell>
          <table:table-cell table:style-name="ce2" office:value-type="string">
            <text:p>Copy-paste credentials </text:p>
          </table:table-cell>
          <table:table-cell table:style-name="ce5" office:value-type="string">
            <text:p>1.Go to login 2.Enter email 3.Enter Password 4. Click Sign in</text:p>
          </table:table-cell>
          <table:table-cell table:style-name="ce2" office:value-type="string">
            <text:p><text:a xlink:href="mailto:customer@practicesoftwaretesting.com">customer@practicesoftwaretesting.com</text:a> / welcome01 </text:p>
          </table:table-cell>
          <table:table-cell table:number-columns-repeated="2" table:style-name="ce2" office:value-type="string">
            <text:p>Login succeeds normally </text:p>
          </table:table-cell>
          <table:table-cell office:value-type="string">
            <text:p>Pass</text:p>
          </table:table-cell>
        </table:table-row>
        <table:table-row table:style-name="ro5">
          <table:table-cell office:value-type="string">
            <text:p>TC – 016</text:p>
          </table:table-cell>
          <table:table-cell office:value-type="string">
            <text:p>M1</text:p>
          </table:table-cell>
          <table:table-cell table:style-name="ce2" office:value-type="string">
            <text:p>Registration w/ existing username</text:p>
          </table:table-cell>
          <table:table-cell table:style-name="ce1" office:value-type="string">
            <text:p>1. Register new</text:p>
            <text:p>2. Try register same name, diff email, same adddress</text:p>
          </table:table-cell>
          <table:table-cell table:style-name="ce2" office:value-type="string">
            <text:p><text:a xlink:href="mailto:testuser@ex2.com">testuser@ex2.com</text:a> / pass123 / Neha Shrivastav</text:p>
          </table:table-cell>
          <table:table-cell table:style-name="ce2" office:value-type="string">
            <text:p>Allows or shows name taken error </text:p>
          </table:table-cell>
          <table:table-cell table:style-name="ce2" office:value-type="string">
            <text:p>Login succeeds normally 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17</text:p>
          </table:table-cell>
          <table:table-cell office:value-type="string">
            <text:p>M1</text:p>
          </table:table-cell>
          <table:table-cell table:style-name="ce2" office:value-type="string">
            <text:p>Empty name registration </text:p>
          </table:table-cell>
          <table:table-cell table:style-name="ce1" office:value-type="string">
            <text:p>1. Go /register 2. Valid email/password 3. Blank name 4. Submit</text:p>
          </table:table-cell>
          <table:table-cell office:value-type="string">
            <text:p>N/A</text:p>
          </table:table-cell>
          <table:table-cell table:number-columns-repeated="2" table:style-name="ce2" office:value-type="string">
            <text:p>Name validation error required 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 – 018</text:p>
          </table:table-cell>
          <table:table-cell office:value-type="string">
            <text:p>M1</text:p>
          </table:table-cell>
          <table:table-cell table:style-name="ce2" office:value-type="string">
            <text:p>Leading/trailing spaces email </text:p>
          </table:table-cell>
          <table:table-cell table:style-name="ce1" office:value-type="string">
            <text:p>1. Go /login 2. Enter email spaces 3. Valid password 4. Submit</text:p>
          </table:table-cell>
          <table:table-cell office:value-type="string">
            <text:p>neha001 shrivastav@gmail.<text:a xlink:href="mailto:com/@hen2001">com/@hen2001</text:a></text:p>
          </table:table-cell>
          <table:table-cell table:number-columns-repeated="2" office:value-type="string">
            <text:p>Login does not succeeds; error message is pop up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19</text:p>
          </table:table-cell>
          <table:table-cell office:value-type="string">
            <text:p>M1</text:p>
          </table:table-cell>
          <table:table-cell table:style-name="ce2" office:value-type="string">
            <text:p>Multiple failed logins </text:p>
          </table:table-cell>
          <table:table-cell table:style-name="ce6" office:value-type="string">
            <text:p>1. Wrong password 5x</text:p>
          </table:table-cell>
          <table:table-cell office:value-type="string">
            <text:p>N/A</text:p>
          </table:table-cell>
          <table:table-cell office:value-type="string">
            <text:p>Error message popped up </text:p>
          </table:table-cell>
          <table:table-cell office:value-type="string">
            <text:p>Error message does not <text:s/>popped up 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0</text:p>
          </table:table-cell>
          <table:table-cell office:value-type="string">
            <text:p>M1</text:p>
          </table:table-cell>
          <table:table-cell office:value-type="string">
            <text:p>Profile page scanning</text:p>
          </table:table-cell>
          <table:table-cell table:style-name="ce6" office:value-type="string">
            <text:p>1.click on my profile in user drop down menu</text:p>
          </table:table-cell>
          <table:table-cell office:value-type="string">
            <text:p>N/A</text:p>
          </table:table-cell>
          <table:table-cell office:value-type="string">
            <text:p>First and last name should be written correctly</text:p>
          </table:table-cell>
          <table:table-cell office:value-type="string">
            <text:p>first anf last name position is interchanged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1</text:p>
          </table:table-cell>
          <table:table-cell office:value-type="string">
            <text:p>M1</text:p>
          </table:table-cell>
          <table:table-cell office:value-type="string">
            <text:p>Boxs emply in profile page description</text:p>
          </table:table-cell>
          <table:table-cell table:style-name="ce1" office:value-type="string">
            <text:p>1.click on my profile in user drop down menu</text:p>
          </table:table-cell>
          <table:table-cell office:value-type="string">
            <text:p>N/A</text:p>
          </table:table-cell>
          <table:table-cell office:value-type="string">
            <text:p>All boxs should be filled</text:p>
          </table:table-cell>
          <table:table-cell office:value-type="string">
            <text:p>some boxs are empty despite filling all the information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2</text:p>
          </table:table-cell>
          <table:table-cell office:value-type="string">
            <text:p>M1</text:p>
          </table:table-cell>
          <table:table-cell office:value-type="string">
            <text:p>Profile page updatation</text:p>
          </table:table-cell>
          <table:table-cell table:style-name="ce1" office:value-type="string">
            <text:p>1.click on my profile in user drop down menu 2. click on any box to update any data</text:p>
          </table:table-cell>
          <table:table-cell office:value-type="string">
            <text:p>N/A</text:p>
          </table:table-cell>
          <table:table-cell office:value-type="string">
            <text:p>the data should get updated</text:p>
          </table:table-cell>
          <table:table-cell office:value-type="string">
            <text:p>data does not get update</text:p>
          </table:table-cell>
          <table:table-cell office:value-type="string">
            <text:p>Fail</text:p>
          </table:table-cell>
        </table:table-row>
        <table:table-row table:style-name="ro5">
          <table:table-cell office:value-type="string">
            <text:p>TC – 023</text:p>
          </table:table-cell>
          <table:table-cell office:value-type="string">
            <text:p>M1</text:p>
          </table:table-cell>
          <table:table-cell office:value-type="string">
            <text:p>changes password on </text:p>
          </table:table-cell>
          <table:table-cell table:style-name="ce1" office:value-type="string">
            <text:p>1.click on my profile in user drop down menu 2. click on change password 3. add current password 4.New Password 5.</text:p>
            <text:p>Confirm New Password</text:p>
          </table:table-cell>
          <table:table-cell office:value-type="string">
            <text:p>N/A</text:p>
          </table:table-cell>
          <table:table-cell office:value-type="string">
            <text:p>Password gets changed</text:p>
          </table:table-cell>
          <table:table-cell office:value-type="string">
            <text:p>Password gets updated 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24</text:p>
          </table:table-cell>
          <table:table-cell office:value-type="string">
            <text:p>M1</text:p>
          </table:table-cell>
          <table:table-cell office:value-type="string">
            <text:p>Customer page scanning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differnt states should appear on the basies of country chossen</text:p>
          </table:table-cell>
          <table:table-cell office:value-type="string">
            <text:p>the country names are only showing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5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<text:s/>the products gets sorted from z-A</text:p>
          </table:table-cell>
          <table:table-cell office:value-type="string">
            <text:p>the products gets sorted A-Z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6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<text:s/>the products gets sorted from A-Z</text:p>
          </table:table-cell>
          <table:table-cell office:value-type="string">
            <text:p><text:s/>the products gets sorted from z-A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7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product gets sorted from prive high to low</text:p>
          </table:table-cell>
          <table:table-cell office:value-type="string">
            <text:p>sorted from low to high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8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product gets sorted from price low to high</text:p>
          </table:table-cell>
          <table:table-cell office:value-type="string">
            <text:p>sorted from high to low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29</text:p>
          </table:table-cell>
          <table:table-cell table:style-name="ce1" office:value-type="string">
            <text:p>M2</text:p>
          </table:table-cell>
          <table:table-cell office:value-type="string">
            <text:p>Examinie sort drop down menu</text:p>
          </table:table-cell>
          <table:table-cell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products should gets sorted from best to worst</text:p>
          </table:table-cell>
          <table:table-cell office:value-type="string">
            <text:p>sorted by worst to best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30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products should gets sorted from WORST TO BEST</text:p>
          </table:table-cell>
          <table:table-cell office:value-type="string">
            <text:p>sorted by best to worst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31</text:p>
          </table:table-cell>
          <table:table-cell office:value-type="string">
            <text:p>M2</text:p>
          </table:table-cell>
          <table:table-cell office:value-type="string">
            <text:p>Customer page scanning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differnt states should appear on the basies of country chossen</text:p>
          </table:table-cell>
          <table:table-cell office:value-type="string">
            <text:p>the country names are only showing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32</text:p>
          </table:table-cell>
          <table:table-cell office:value-type="string">
            <text:p>M2</text:p>
          </table:table-cell>
          <table:table-cell office:value-type="string">
            <text:p>Search placeholder examine</text:p>
          </table:table-cell>
          <table:table-cell office:value-type="string">
            <text:p>type in serach placeholder any word</text:p>
          </table:table-cell>
          <table:table-cell office:value-type="string">
            <text:p>java </text:p>
          </table:table-cell>
          <table:table-cell office:value-type="string">
            <text:p>products named asked should be visible </text:p>
          </table:table-cell>
          <table:table-cell office:value-type="string">
            <text:p>no such product foun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33</text:p>
          </table:table-cell>
          <table:table-cell office:value-type="string">
            <text:p>M2</text:p>
          </table:table-cell>
          <table:table-cell office:value-type="string">
            <text:p>Search placeholder examine</text:p>
          </table:table-cell>
          <table:table-cell office:value-type="string">
            <text:p>type in serach placeholder any word</text:p>
          </table:table-cell>
          <table:table-cell office:value-type="string">
            <text:p>hammer</text:p>
          </table:table-cell>
          <table:table-cell office:value-type="string">
            <text:p>products named asked should be visible </text:p>
          </table:table-cell>
          <table:table-cell office:value-type="string">
            <text:p>the products gets visible 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34</text:p>
          </table:table-cell>
          <table:table-cell office:value-type="string">
            <text:p>M2</text:p>
          </table:table-cell>
          <table:table-cell office:value-type="string">
            <text:p>catagory section checking</text:p>
          </table:table-cell>
          <table:table-cell office:value-type="string">
            <text:p>go to catagory and click on hammer check box</text:p>
          </table:table-cell>
          <table:table-cell office:value-type="string">
            <text:p>N/A</text:p>
          </table:table-cell>
          <table:table-cell table:number-columns-repeated="2" office:value-type="string">
            <text:p>hammer named product apper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35</text:p>
          </table:table-cell>
          <table:table-cell office:value-type="string">
            <text:p>M2</text:p>
          </table:table-cell>
          <table:table-cell office:value-type="string">
            <text:p>catagory section checking</text:p>
          </table:table-cell>
          <table:table-cell office:value-type="string">
            <text:p>go to catagory and click on hand saw check box</text:p>
          </table:table-cell>
          <table:table-cell office:value-type="string">
            <text:p>N/A</text:p>
          </table:table-cell>
          <table:table-cell office:value-type="string">
            <text:p>hand saw named product appered</text:p>
          </table:table-cell>
          <table:table-cell office:value-type="string">
            <text:p>hand saw nameed product appera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36</text:p>
          </table:table-cell>
          <table:table-cell office:value-type="string">
            <text:p>M2</text:p>
          </table:table-cell>
          <table:table-cell office:value-type="string">
            <text:p>catagory section checking</text:p>
          </table:table-cell>
          <table:table-cell office:value-type="string">
            <text:p>go to catagory and click on wrench check box</text:p>
          </table:table-cell>
          <table:table-cell office:value-type="string">
            <text:p>N/A</text:p>
          </table:table-cell>
          <table:table-cell office:value-type="string">
            <text:p>Wrench named product appered</text:p>
          </table:table-cell>
          <table:table-cell office:value-type="string">
            <text:p>wrench nameed product appera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37</text:p>
          </table:table-cell>
          <table:table-cell office:value-type="string">
            <text:p>M2</text:p>
          </table:table-cell>
          <table:table-cell office:value-type="string">
            <text:p>catagory section checking</text:p>
          </table:table-cell>
          <table:table-cell office:value-type="string">
            <text:p>go to catagory and click on screwdriver check box</text:p>
          </table:table-cell>
          <table:table-cell office:value-type="string">
            <text:p>N/A</text:p>
          </table:table-cell>
          <table:table-cell office:value-type="string">
            <text:p>screwdriver named product appered</text:p>
          </table:table-cell>
          <table:table-cell office:value-type="string">
            <text:p>screwdriver nameed product appera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38</text:p>
          </table:table-cell>
          <table:table-cell office:value-type="string">
            <text:p>M2</text:p>
          </table:table-cell>
          <table:table-cell office:value-type="string">
            <text:p>catagory section checking</text:p>
          </table:table-cell>
          <table:table-cell office:value-type="string">
            <text:p>go to catagory and click on pilers check box</text:p>
          </table:table-cell>
          <table:table-cell office:value-type="string">
            <text:p>N/A</text:p>
          </table:table-cell>
          <table:table-cell office:value-type="string">
            <text:p>plier <text:s/>named product appered</text:p>
          </table:table-cell>
          <table:table-cell office:value-type="string">
            <text:p>Plier nameed product appera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39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1 check box</text:p>
          </table:table-cell>
          <table:table-cell office:value-type="string">
            <text:p>N/A</text:p>
          </table:table-cell>
          <table:table-cell office:value-type="string">
            <text:p>products named brand 1 appered</text:p>
          </table:table-cell>
          <table:table-cell office:value-type="string">
            <text:p>products named brand 2 apper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0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2 check box</text:p>
          </table:table-cell>
          <table:table-cell office:value-type="string">
            <text:p>N/A</text:p>
          </table:table-cell>
          <table:table-cell office:value-type="string">
            <text:p>products named brand 2 appered</text:p>
          </table:table-cell>
          <table:table-cell office:value-type="string">
            <text:p>products named brand 1 apper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1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3 check box</text:p>
          </table:table-cell>
          <table:table-cell office:value-type="string">
            <text:p>N/A</text:p>
          </table:table-cell>
          <table:table-cell office:value-type="string">
            <text:p>products named brand 3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2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4 check box</text:p>
          </table:table-cell>
          <table:table-cell office:value-type="string">
            <text:p>N/A</text:p>
          </table:table-cell>
          <table:table-cell office:value-type="string">
            <text:p>products named brand 4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3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5 check box</text:p>
          </table:table-cell>
          <table:table-cell office:value-type="string">
            <text:p>N/A</text:p>
          </table:table-cell>
          <table:table-cell office:value-type="string">
            <text:p>products named brand 5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4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6 check box</text:p>
          </table:table-cell>
          <table:table-cell office:value-type="string">
            <text:p>N/A</text:p>
          </table:table-cell>
          <table:table-cell office:value-type="string">
            <text:p>products named brand 6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5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7 check box</text:p>
          </table:table-cell>
          <table:table-cell office:value-type="string">
            <text:p>N/A</text:p>
          </table:table-cell>
          <table:table-cell office:value-type="string">
            <text:p>products named brand 7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6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8 check box</text:p>
          </table:table-cell>
          <table:table-cell office:value-type="string">
            <text:p>N/A</text:p>
          </table:table-cell>
          <table:table-cell office:value-type="string">
            <text:p>products named brand 8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7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9 check box</text:p>
          </table:table-cell>
          <table:table-cell office:value-type="string">
            <text:p>N/A</text:p>
          </table:table-cell>
          <table:table-cell office:value-type="string">
            <text:p>products named brand 9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8</text:p>
          </table:table-cell>
          <table:table-cell office:value-type="string">
            <text:p>M2</text:p>
          </table:table-cell>
          <table:table-cell office:value-type="string">
            <text:p>Brand name check box checking</text:p>
          </table:table-cell>
          <table:table-cell office:value-type="string">
            <text:p>click on brand name 10 check box</text:p>
          </table:table-cell>
          <table:table-cell office:value-type="string">
            <text:p>N/A</text:p>
          </table:table-cell>
          <table:table-cell office:value-type="string">
            <text:p>products named brand 10 appered</text:p>
          </table:table-cell>
          <table:table-cell office:value-type="string">
            <text:p>empty results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49</text:p>
          </table:table-cell>
          <table:table-cell office:value-type="string">
            <text:p>M2</text:p>
          </table:table-cell>
          <table:table-cell office:value-type="string">
            <text:p>sustability check box checking</text:p>
          </table:table-cell>
          <table:table-cell office:value-type="string">
            <text:p>click onShow only eco-friendly products</text:p>
          </table:table-cell>
          <table:table-cell office:value-type="string">
            <text:p>N/A</text:p>
          </table:table-cell>
          <table:table-cell office:value-type="string">
            <text:p>all eco friendly products apperared</text:p>
          </table:table-cell>
          <table:table-cell office:value-type="string">
            <text:p>all the eco friendly product apper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50</text:p>
          </table:table-cell>
          <table:table-cell office:value-type="string">
            <text:p>M2</text:p>
          </table:table-cell>
          <table:table-cell table:style-name="ce3" office:value-type="string">
            <text:p><text:s/>open course detail page </text:p>
          </table:table-cell>
          <table:table-cell office:value-type="string">
            <text:p>Click on any product decription option 2.click on plus sign to increae the <text:s/>number of item</text:p>
          </table:table-cell>
          <table:table-cell office:value-type="string">
            <text:p>N/A</text:p>
          </table:table-cell>
          <table:table-cell office:value-type="string">
            <text:p>the product nnumber should gets incresed</text:p>
          </table:table-cell>
          <table:table-cell office:value-type="string">
            <text:p>there is no chnage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TC – 051</text:p>
          </table:table-cell>
          <table:table-cell office:value-type="string">
            <text:p>M2</text:p>
          </table:table-cell>
          <table:table-cell table:style-name="ce3" office:value-type="string">
            <text:p><text:s/>open course detail page </text:p>
          </table:table-cell>
          <table:table-cell office:value-type="string">
            <text:p>Click on any product decription option 2.click on add to cart button</text:p>
          </table:table-cell>
          <table:table-cell office:value-type="string">
            <text:p>N/A</text:p>
          </table:table-cell>
          <table:table-cell office:value-type="string">
            <text:p>the product should be added in cart</text:p>
          </table:table-cell>
          <table:table-cell office:value-type="string">
            <text:p>item is added to cart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52</text:p>
          </table:table-cell>
          <table:table-cell office:value-type="string">
            <text:p>M2</text:p>
          </table:table-cell>
          <table:table-cell table:style-name="ce3" office:value-type="string">
            <text:p><text:s/>open course detail page </text:p>
          </table:table-cell>
          <table:table-cell office:value-type="string">
            <text:p>Click on any product decription option 2.click on add to FAVOURITR BUTTON</text:p>
          </table:table-cell>
          <table:table-cell office:value-type="string">
            <text:p>N/A</text:p>
          </table:table-cell>
          <table:table-cell office:value-type="string">
            <text:p>the product should be added in favourite</text:p>
          </table:table-cell>
          <table:table-cell office:value-type="string">
            <text:p>item is added to favourite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53</text:p>
          </table:table-cell>
          <table:table-cell office:value-type="string">
            <text:p>M3</text:p>
          </table:table-cell>
          <table:table-cell table:style-name="ce3" office:value-type="string">
            <text:p>Add course to basket </text:p>
          </table:table-cell>
          <table:table-cell office:value-type="string">
            <text:p>Click on anu product description and click on add to cart button option</text:p>
          </table:table-cell>
          <table:table-cell office:value-type="string">
            <text:p>N/A</text:p>
          </table:table-cell>
          <table:table-cell office:value-type="string">
            <text:p>The product is added to the cart</text:p>
          </table:table-cell>
          <table:table-cell office:value-type="string">
            <text:p>product is added to the cart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54</text:p>
          </table:table-cell>
          <table:table-cell office:value-type="string">
            <text:p>M3</text:p>
          </table:table-cell>
          <table:table-cell table:style-name="ce4" office:value-type="string">
            <text:p>Update items</text:p>
          </table:table-cell>
          <table:table-cell office:value-type="string">
            <text:p>Click on the cart button and increase the quantity of product</text:p>
          </table:table-cell>
          <table:table-cell office:value-type="string">
            <text:p>N/A</text:p>
          </table:table-cell>
          <table:table-cell office:value-type="string">
            <text:p>product quamtity is increased</text:p>
          </table:table-cell>
          <table:table-cell office:value-type="string">
            <text:p>product quantity is increas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55</text:p>
          </table:table-cell>
          <table:table-cell office:value-type="string">
            <text:p>M3</text:p>
          </table:table-cell>
          <table:table-cell table:style-name="ce4" office:value-type="string">
            <text:p>Delete items</text:p>
          </table:table-cell>
          <table:table-cell office:value-type="string">
            <text:p>Click on the cart button and increase the delete the product</text:p>
          </table:table-cell>
          <table:table-cell office:value-type="string">
            <text:p>N/A</text:p>
          </table:table-cell>
          <table:table-cell table:number-columns-repeated="2" office:value-type="string">
            <text:p>product is removed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56</text:p>
          </table:table-cell>
          <table:table-cell office:value-type="string">
            <text:p>M3</text:p>
          </table:table-cell>
          <table:table-cell table:style-name="ce4" office:value-type="string">
            <text:p>Checkpot flow</text:p>
          </table:table-cell>
          <table:table-cell office:value-type="string">
            <text:p>click on the checkout button in the add to cart button</text:p>
          </table:table-cell>
          <table:table-cell office:value-type="string">
            <text:p>N/A</text:p>
          </table:table-cell>
          <table:table-cell office:value-type="string">
            <text:p>the checkout flow is smooth and reach the last payment page smoothly</text:p>
          </table:table-cell>
          <table:table-cell office:value-type="string">
            <text:p>the flow is smooth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C – 057</text:p>
          </table:table-cell>
          <table:table-cell office:value-type="string">
            <text:p>M3</text:p>
          </table:table-cell>
          <table:table-cell table:style-name="ce3" office:value-type="string">
            <text:p>payment form validations </text:p>
          </table:table-cell>
          <table:table-cell office:value-type="string">
            <text:p>On the payment page ,choose the payment opton and fill the account holder name and account details</text:p>
          </table:table-cell>
          <table:table-cell office:value-type="string">
            <text:p>N/A</text:p>
          </table:table-cell>
          <table:table-cell table:number-columns-repeated="2" office:value-type="string">
            <text:p>payment takes place smoothly</text:p>
          </table:table-cell>
          <table:table-cell office:value-type="string">
            <text:p>Pass</text:p>
          </table:table-cell>
        </table:table-row>
      </table:table>
      <table:table table:name="Sheet2" table:style-name="ta1" table:print="false"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BUG ID</text:p>
          </table:table-cell>
          <table:table-cell office:value-type="string">
            <text:p>TC ID</text:p>
          </table:table-cell>
          <table:table-cell office:value-type="string">
            <text:p>Module</text:p>
          </table:table-cell>
          <table:table-cell office:value-type="string">
            <text:p>Scenario</text:p>
          </table:table-cell>
          <table:table-cell office:value-type="string">
            <text:p>Test Steps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severity</text:p>
          </table:table-cell>
          <table:table-cell office:value-type="string">
            <text:p>priority</text:p>
          </table:table-cell>
        </table:table-row>
        <table:table-row table:style-name="ro6">
          <table:table-cell office:value-type="string">
            <text:p>BUG-01</text:p>
          </table:table-cell>
          <table:table-cell office:value-type="string">
            <text:p>TC – 007</text:p>
          </table:table-cell>
          <table:table-cell office:value-type="string">
            <text:p>M1</text:p>
          </table:table-cell>
          <table:table-cell table:style-name="ce2" office:value-type="string">
            <text:p>Register duplicate email </text:p>
          </table:table-cell>
          <table:table-cell office:value-type="string">
            <text:p>1.Go to login 2.Enter email 3.Enter Password 4. Click Sign in</text:p>
          </table:table-cell>
          <table:table-cell office:value-type="string">
            <text:p>NEHA001shrivastav@gmail.com/@HENA2001</text:p>
          </table:table-cell>
          <table:table-cell office:value-type="string">
            <text:p>When click on register , the process does not takes place</text:p>
          </table:table-cell>
          <table:table-cell office:value-type="string">
            <text:p>When click on register , the process does takes plac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</table:table-row>
        <table:table-row table:style-name="ro6">
          <table:table-cell office:value-type="string">
            <text:p>BUG00</text:p>
          </table:table-cell>
          <table:table-cell office:value-type="string">
            <text:p>TC – 014</text:p>
          </table:table-cell>
          <table:table-cell office:value-type="string">
            <text:p>M1</text:p>
          </table:table-cell>
          <table:table-cell office:value-type="string">
            <text:p>Forgot Password Making</text:p>
          </table:table-cell>
          <table:table-cell table:style-name="ce2" office:value-type="string">
            <text:p>1. Go /login 2. Valid email 3. Password <text:s/>4. Click Sign In</text:p>
          </table:table-cell>
          <table:table-cell office:value-type="string">
            <text:p>neha001shrivastav@gmail.<text:a xlink:href="mailto:com/@hena2001">com/@hena2001</text:a></text:p>
          </table:table-cell>
          <table:table-cell office:value-type="string">
            <text:p>on clicking the forget password option, we can make the new password</text:p>
          </table:table-cell>
          <table:table-cell office:value-type="string">
            <text:p>no option availabe to make new password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</table:table-row>
        <table:table-row table:style-name="ro6">
          <table:table-cell office:value-type="string">
            <text:p>BUG01</text:p>
          </table:table-cell>
          <table:table-cell office:value-type="string">
            <text:p>TC – 019</text:p>
          </table:table-cell>
          <table:table-cell office:value-type="string">
            <text:p>M1</text:p>
          </table:table-cell>
          <table:table-cell table:style-name="ce2" office:value-type="string">
            <text:p>Multiple failed logins </text:p>
          </table:table-cell>
          <table:table-cell table:style-name="ce6" office:value-type="string">
            <text:p>1. Wrong password 5x</text:p>
          </table:table-cell>
          <table:table-cell office:value-type="string">
            <text:p>N/A</text:p>
          </table:table-cell>
          <table:table-cell office:value-type="string">
            <text:p>Error message popped up </text:p>
          </table:table-cell>
          <table:table-cell office:value-type="string">
            <text:p>Error message does not <text:s/>popped up </text:p>
          </table:table-cell>
          <table:table-cell office:value-type="string">
            <text:p>Critical</text:p>
          </table:table-cell>
          <table:table-cell office:value-type="string">
            <text:p>HIGH</text:p>
          </table:table-cell>
        </table:table-row>
        <table:table-row table:style-name="ro6">
          <table:table-cell office:value-type="string">
            <text:p>BUG02</text:p>
          </table:table-cell>
          <table:table-cell office:value-type="string">
            <text:p>TC – 020</text:p>
          </table:table-cell>
          <table:table-cell office:value-type="string">
            <text:p>M1</text:p>
          </table:table-cell>
          <table:table-cell office:value-type="string">
            <text:p>Profile page scanning</text:p>
          </table:table-cell>
          <table:table-cell table:style-name="ce6" office:value-type="string">
            <text:p>1.click on my profile in user drop down menu</text:p>
          </table:table-cell>
          <table:table-cell office:value-type="string">
            <text:p>N/A</text:p>
          </table:table-cell>
          <table:table-cell office:value-type="string">
            <text:p>First and last name should be written correctly</text:p>
          </table:table-cell>
          <table:table-cell office:value-type="string">
            <text:p>first anf last name position is interchanged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03</text:p>
          </table:table-cell>
          <table:table-cell office:value-type="string">
            <text:p>TC – 021</text:p>
          </table:table-cell>
          <table:table-cell office:value-type="string">
            <text:p>M1</text:p>
          </table:table-cell>
          <table:table-cell office:value-type="string">
            <text:p>Boxs emply in profile page description</text:p>
          </table:table-cell>
          <table:table-cell table:style-name="ce1" office:value-type="string">
            <text:p>1.click on my profile in user drop down menu</text:p>
          </table:table-cell>
          <table:table-cell office:value-type="string">
            <text:p>N/A</text:p>
          </table:table-cell>
          <table:table-cell office:value-type="string">
            <text:p>All boxs should be filled</text:p>
          </table:table-cell>
          <table:table-cell office:value-type="string">
            <text:p>some boxs are empty despite filling all the information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04</text:p>
          </table:table-cell>
          <table:table-cell office:value-type="string">
            <text:p>TC – 022</text:p>
          </table:table-cell>
          <table:table-cell office:value-type="string">
            <text:p>M1</text:p>
          </table:table-cell>
          <table:table-cell office:value-type="string">
            <text:p>Profile page updatation</text:p>
          </table:table-cell>
          <table:table-cell table:style-name="ce1" office:value-type="string">
            <text:p>1.click on my profile in user drop down menu 2. click on any box to update any data</text:p>
          </table:table-cell>
          <table:table-cell office:value-type="string">
            <text:p>N/A</text:p>
          </table:table-cell>
          <table:table-cell office:value-type="string">
            <text:p>the data should get updated</text:p>
          </table:table-cell>
          <table:table-cell office:value-type="string">
            <text:p>data does not get upd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BUG05</text:p>
          </table:table-cell>
          <table:table-cell office:value-type="string">
            <text:p>TC – 024</text:p>
          </table:table-cell>
          <table:table-cell office:value-type="string">
            <text:p>M1</text:p>
          </table:table-cell>
          <table:table-cell office:value-type="string">
            <text:p>Customer page scanning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differnt states should appear on the basies of country chossen</text:p>
          </table:table-cell>
          <table:table-cell office:value-type="string">
            <text:p>the country names are only showing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BUG06</text:p>
          </table:table-cell>
          <table:table-cell office:value-type="string">
            <text:p>TC – 025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<text:s/>the products gets sorted from z-A</text:p>
          </table:table-cell>
          <table:table-cell office:value-type="string">
            <text:p>the products gets sorted A-Z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07</text:p>
          </table:table-cell>
          <table:table-cell office:value-type="string">
            <text:p>TC – 026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<text:s/>the products gets sorted from A-Z</text:p>
          </table:table-cell>
          <table:table-cell office:value-type="string">
            <text:p><text:s/>the products gets sorted from z-A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08</text:p>
          </table:table-cell>
          <table:table-cell office:value-type="string">
            <text:p>TC – 027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product gets sorted from prive high to low</text:p>
          </table:table-cell>
          <table:table-cell office:value-type="string">
            <text:p>sorted from low to high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09</text:p>
          </table:table-cell>
          <table:table-cell office:value-type="string">
            <text:p>TC – 028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product gets sorted from price low to high</text:p>
          </table:table-cell>
          <table:table-cell office:value-type="string">
            <text:p>sorted from high to low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10</text:p>
          </table:table-cell>
          <table:table-cell office:value-type="string">
            <text:p>TC – 029</text:p>
          </table:table-cell>
          <table:table-cell table:style-name="ce1" office:value-type="string">
            <text:p>M2</text:p>
          </table:table-cell>
          <table:table-cell office:value-type="string">
            <text:p>Examinie sort drop down menu</text:p>
          </table:table-cell>
          <table:table-cell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products should gets sorted from best to worst</text:p>
          </table:table-cell>
          <table:table-cell office:value-type="string">
            <text:p>sorted by worst to best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11</text:p>
          </table:table-cell>
          <table:table-cell office:value-type="string">
            <text:p>TC – 030</text:p>
          </table:table-cell>
          <table:table-cell office:value-type="string">
            <text:p>M2</text:p>
          </table:table-cell>
          <table:table-cell office:value-type="string">
            <text:p>Examinie sort drop down menu</text:p>
          </table:table-cell>
          <table:table-cell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products should gets sorted from WORST TO BEST</text:p>
          </table:table-cell>
          <table:table-cell office:value-type="string">
            <text:p>sorted by best to worst</text:p>
          </table:table-cell>
          <table:table-cell office:value-type="string">
            <text:p>Medi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BUG12</text:p>
          </table:table-cell>
          <table:table-cell office:value-type="string">
            <text:p>TC – 031</text:p>
          </table:table-cell>
          <table:table-cell office:value-type="string">
            <text:p>M2</text:p>
          </table:table-cell>
          <table:table-cell office:value-type="string">
            <text:p>Customer page scanning</text:p>
          </table:table-cell>
          <table:table-cell table:style-name="ce1" office:value-type="string">
            <text:p>1.click on resignter new user 2. click on state drop down menu </text:p>
          </table:table-cell>
          <table:table-cell office:value-type="string">
            <text:p>N/A</text:p>
          </table:table-cell>
          <table:table-cell office:value-type="string">
            <text:p>the differnt states should appear on the basies of country chossen</text:p>
          </table:table-cell>
          <table:table-cell office:value-type="string">
            <text:p>the country names are only showing</text:p>
          </table:table-cell>
          <table:table-cell table:number-columns-repeated="2" office:value-type="string">
            <text:p>low</text:p>
          </table:table-cell>
        </table:table-row>
        <table:table-row table:style-name="ro1">
          <table:table-cell office:value-type="string">
            <text:p>BUG13</text:p>
          </table:table-cell>
          <table:table-cell office:value-type="string">
            <text:p>TC – 050</text:p>
          </table:table-cell>
          <table:table-cell office:value-type="string">
            <text:p>M2</text:p>
          </table:table-cell>
          <table:table-cell table:style-name="ce3" office:value-type="string">
            <text:p><text:s/>open course detail page </text:p>
          </table:table-cell>
          <table:table-cell office:value-type="string">
            <text:p>Click on any product decription option 2.click on plus sign to increae the <text:s/>number of item</text:p>
          </table:table-cell>
          <table:table-cell office:value-type="string">
            <text:p>N/A</text:p>
          </table:table-cell>
          <table:table-cell office:value-type="string">
            <text:p>the product nnumber should gets incresed</text:p>
          </table:table-cell>
          <table:table-cell office:value-type="string">
            <text:p>there is no chnag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4" table:default-cell-style-name="Default"/>
        <table:table-column table:style-name="co8" table:number-columns-repeated="6" table:default-cell-style-name="Default"/>
        <table:table-row table:style-name="ro7">
          <table:table-cell table:number-columns-repeated="5"/>
          <table:table-cell table:style-name="ce7" office:value-type="string">
            <text:p>Test Summary Report</text:p>
          </table:table-cell>
          <table:table-cell table:style-name="ce7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tric</text:p>
          </table:table-cell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Total Test Cases written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Total Passed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Total Failed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Critica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Overall Risk Assessment</text:p>
          </table:table-cell>
          <table:table-cell office:value-type="float" office:value="16">
            <text:p>1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1">11/03/2026</text:date>, <text:time>12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Shrivastav</meta:initial-creator>
    <meta:creation-date>2026-03-03T16:20:27.06</meta:creation-date>
    <dc:date>2026-03-05T17:20:42.49</dc:date>
    <meta:editing-duration>PT3H36M38S</meta:editing-duration>
    <meta:editing-cycles>5</meta:editing-cycles>
    <meta:generator>OpenOffice/4.1.11$Win32 OpenOffice.org_project/4111m1$Build-9808</meta:generator>
    <meta:document-statistic meta:table-count="3" meta:cell-count="644" meta:object-count="0"/>
    <meta:user-defined meta:name=""/>
  </office:meta>
</office:document-meta>
</file>